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list-style-name="L1"/>
    <style:style style:name="P3"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inning top/Beyblade video game idea</text:p>
      <text:p text:style-name="Standard"/>
      <text:p text:style-name="Standard">Break it down to it's core basics &amp; recreate it. Then make a game out of it.</text:p>
      <text:p text:style-name="Standard"/>
      <text:p text:style-name="Standard">Get a pyramid and turn it upside down.</text:p>
      <text:p text:style-name="Standard"/>
      <text:p text:style-name="Standard">Contact.</text:p>
      <text:p text:style-name="Standard">Beyblades bounce off each other. They bounce off walls.</text:p>
      <text:p text:style-name="Standard">The terrain affects them.</text:p>
      <text:p text:style-name="Standard"/>
      <text:p text:style-name="Standard">Or focus on control like the spinning top in Skyward Sword or the ball in Super Monkey Ball.</text:p>
      <text:p text:style-name="Standard"/>
      <text:p text:style-name="Standard">Do you control it to get through a level and the controls are the challenge entirely like in Super Monkey Ball or Snake Pass.</text:p>
      <text:p text:style-name="Standard"/>
      <text:p text:style-name="Standard">Bouncing off stuff like De Mambo but there needs to be ramps like in Tony Hawks &amp; the old Beyblade arenas that let you build up speed and cause more damage.</text:p>
      <text:p text:style-name="Standard"/>
      <text:p text:style-name="Standard"/>
      <text:p text:style-name="Standard">Could try flattening a ball and sticking on a cube at an angle to try and make the shape. Who knows.</text:p>
      <text:p text:style-name="Standard"/>
      <text:p text:style-name="Standard"/>
      <text:p text:style-name="Standard">Use the point as the center of it's gravity/pivot. It will rotate on that point/hinge/joint/axis.</text:p>
      <text:p text:style-name="Standard"/>
      <text:p text:style-name="Standard">Has to be constrained to never be upside down when on the floor.</text:p>
      <text:p text:style-name="Standard"/>
      <text:p text:style-name="Standard">It will be heavy on that point like a real Beyblade.</text:p>
      <text:p text:style-name="Standard"/>
      <text:list xml:id="list1125389541069773471" text:style-name="L1">
        <text:list-item>
          <text:p text:style-name="P2">Make the shape &amp; the flat ground.</text:p>
        </text:list-item>
        <text:list-item>
          <text:p text:style-name="P2">Attach them.</text:p>
        </text:list-item>
        <text:list-item>
          <text:p text:style-name="P2">Set Gravity.</text:p>
        </text:list-item>
        <text:list-item>
          <text:p text:style-name="P2">Set pivot point &amp; so on.</text:p>
        </text:list-item>
        <text:list-item>
          <text:p text:style-name="P2">Controls.</text:p>
        </text:list-item>
        <text:list-item>
          <text:p text:style-name="P2">Test and fine tune.</text:p>
        </text:list-item>
        <text:list-item>
          <text:p text:style-name="P2">Try with slopes.</text:p>
        </text:list-item>
        <text:list-item>
          <text:p text:style-name="P2">Try falling.</text:p>
        </text:list-item>
      </text:list>
      <text:p text:style-name="Standard"/>
      <text:p text:style-name="Standard">Once movement is sorted &amp; very good/smooth/responsive.</text:p>
      <text:list xml:id="list5172776765613627739" text:style-name="L2">
        <text:list-item>
          <text:p text:style-name="P3">Try collision with non-moving stuff like a wall.</text:p>
        </text:list-item>
        <text:list-item>
          <text:p text:style-name="P3">Some other stuff.</text:p>
        </text:list-item>
        <text:list-item>
          <text:p text:style-name="P3">Try and constrain the play area. With this I can make myself keep it under control and not create a massive mess of a level.</text:p>
        </text:list-item>
        <text:list-item>
          <text:p text:style-name="P3">Start small!</text:p>
        </text:list-item>
      </text:list>
      <text:p text:style-name="Standard"/>
      <text:p text:style-name="Standard">It can only move if it is spinning.</text:p>
      <text:p text:style-name="Standard"/>
      <text:p text:style-name="Standard">The spin dictates the speed.</text:p>
      <text:p text:style-name="Standard"/>
      <text:p text:style-name="Standard">The rotate speed starts as launch speed. It lowers at a (speed? Velocity? What?) and once it's bellow a certain number it starts to take gravity into account.</text:p>
      <text:p text:style-name="Standard"/>
      <text:p text:style-name="Standard"><text:soft-page-break/>How does it know which way to fall?</text:p>
      <text:p text:style-name="Standard">It needs to take into account the direction it was previously moving and then fall in the opposite direction.</text:p>
      <text:p text:style-name="Standard"/>
      <text:p text:style-name="Standard">Maybe weight matters.</text:p>
      <text:p text:style-name="Standard">Also do I use a Random Range thing or does it need to be more complicated then that in order to stop it from doing anything strange like starting to fall in one direction and then suddenly falling in the other directio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68cm" fo:margin-bottom="1.993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5/03/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9-03-25T13:18:18.18</meta:creation-date>
    <dc:date>2019-03-27T13:52:07.52</dc:date>
    <dc:creator>Charlie Gracie</dc:creator>
    <meta:editing-duration>PT1H55M26S</meta:editing-duration>
    <meta:editing-cycles>13</meta:editing-cycles>
    <meta:generator>OpenOffice/4.1.3$Win32 OpenOffice.org_project/413m1$Build-9783</meta:generator>
    <meta:document-statistic meta:table-count="0" meta:image-count="0" meta:object-count="0" meta:page-count="2" meta:paragraph-count="34" meta:word-count="377" meta:character-count="1954"/>
  </office:meta>
</office:document-meta>
</file>